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1" calcext:value-type="float" table:number-columns-spanned="1" table:number-rows-spanned="15">
            <text:p>21</text:p>
          </table:table-cell>
          <table:table-cell table:style-name="ce8" office:value-type="date" office:date-value="2016-07-18" calcext:value-type="date" table:number-columns-spanned="1" table:number-rows-spanned="3">
            <text:p>18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7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covered-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8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Implementation of the about and help page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2" office:value-type="string" calcext:value-type="string" table:number-columns-spanned="1" table:number-rows-spanned="2">
            <text:p>Implementation of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2" calcext:value-type="date" table:number-columns-spanned="1" table:number-rows-spanned="2">
            <text:p>22.07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 table:number-columns-spanned="1" table:number-rows-spanned="2">
            <text:p>Writing of the documentation related to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3" calcext:value-type="date" table:number-columns-spanned="1" table:number-rows-spanned="3">
            <text:p>23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2.5" calcext:value-type="float">
            <text:p>2.5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4" calcext:value-type="date" table:number-columns-spanned="1" table:number-rows-spanned="2">
            <text:p>24.07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.5" calcext:value-type="float">
            <text:p>3.5</text:p>
          </table:table-cell>
          <table:table-cell table:style-name="ce26" office:value-type="string" calcext:value-type="string">
            <text:p>Writing of the LaTeX document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date" office:date-value="2016-07-25" calcext:value-type="date">
            <text:p>25.07.16</text:p>
          </table:table-cell>
          <table:table-cell table:style-name="ce3" office:value-type="float" office:value="14.5" calcext:value-type="float">
            <text:p>14.5</text:p>
          </table:table-cell>
          <table:table-cell table:style-name="ce22" office:value-type="string" calcext:value-type="string" table:number-columns-spanned="1" table:number-rows-spanned="3">
            <text:p>Writing and review of the LaTeX document Writing of the tests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6" calcext:value-type="date">
            <text:p>26.07.16</text:p>
          </table:table-cell>
          <table:table-cell table:style-name="ce3" office:value-type="float" office:value="10" calcext:value-type="float">
            <text:p>10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7" calcext:value-type="date">
            <text:p>27.07.16</text:p>
          </table:table-cell>
          <table:table-cell table:style-name="ce3" office:value-type="float" office:value="15.5" calcext:value-type="float">
            <text:p>15.5</text:p>
          </table:table-cell>
          <table:covered-table-cell table:style-name="ce22"/>
          <table:table-cell table:style-name="ce28" table:number-columns-repeated="1020"/>
        </table:table-row>
        <table:table-row table:style-name="ro1" table:number-rows-repeated="51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.00.0000</text:date>, <text:time style:data-style-name="N2" text:time-value="13:12:08.663016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8T05:24:12.852561519</dc:date>
    <dc:creator>Miguel </dc:creator>
    <meta:editing-duration>P13DT15H50M36S</meta:editing-duration>
    <meta:editing-cycles>176</meta:editing-cycles>
    <meta:generator>LibreOffice/4.4.3.2$Linux_X86_64 LibreOffice_project/40m0$Build-2</meta:generator>
    <meta:document-statistic meta:table-count="1" meta:cell-count="303" meta:object-count="0"/>
  </office:meta>
</office:document-meta>
</file>